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2010000029E0000029E05CAA208A223E0BE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8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0pt" style:font-size-asian="6pt" style:font-size-complex="6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7" draw:layer="layout" svg:width="1.086cm" svg:height="0.645cm" svg:x="1.934cm" svg:y="5.637cm">
          <draw:text-box>
            <text:p text:style-name="P6"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8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5.3cm" svg:height="1.199cm" svg:x="5.8cm" svg:y="5.288cm">
          <draw:text-box>
            <text:p text:style-name="P9"><text:span text:style-name="T4">Sever </text:span><text:span text:style-name="T5">u </text:span><text:span text:style-name="T4"><text:s/>= 3 from its original parent, 4</text:span></text:p>
          </draw:text-box>
        </draw:frame>
        <draw:frame draw:style-name="gr18" draw:text-style-name="P2" draw:layer="layout" svg:width="0.5cm" svg:height="0.5cm" svg:x="8.6cm" svg:y="3.4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188cm" svg:y1="2.625cm" svg:x2="11.2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3.576cm" svg:y2="1.426cm" draw:start-shape="id11" draw:start-glue-point="5" draw:end-shape="id9" draw:end-glue-point="8" svg:d="M14351 4301c0-1911-775-474-775-2875" svg:viewBox="0 0 776 2876">
          <text:p/>
        </draw:connector>
        <draw:frame draw:style-name="gr17" draw:text-style-name="P10" draw:layer="layout" svg:width="5.3cm" svg:height="1.199cm" svg:x="11.5cm" svg:y="5.302cm">
          <draw:text-box>
            <text:p text:style-name="P9"><text:span text:style-name="T4">Reparent </text:span><text:span text:style-name="T5">u </text:span><text:span text:style-name="T4"><text:s/>= 3 to its new parent, </text:span><text:span text:style-name="T5">v</text:span><text:span text:style-name="T4"> <text:s/>= 1</text:span></text:p>
          </draw:text-box>
        </draw:frame>
        <draw:frame draw:style-name="gr18" draw:text-style-name="P2" draw:layer="layout" svg:width="0.574cm" svg:height="0.574cm" svg:x="13.578cm" svg:y="1.437cm">
          <draw:image xlink:href="Pictures/100003E200003E1D00003E1D9101B45A20183981.svg" xlink:type="simple" xlink:show="embed" xlink:actuate="onLoad">
            <text:p/>
          </draw:image>
          <draw:image xlink:href="Pictures/100002010000029E0000029E05CAA208A223E0BE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9" draw:text-style-name="P11" draw:layer="layout" svg:width="0.3cm" svg:height="0.645cm" svg:x="16.4cm" svg:y="3.6cm">
          <draw:text-box>
            <text:p><text:span text:style-name="T7">2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  <draw:frame draw:style-name="gr20" draw:text-style-name="P12" draw:layer="layout" svg:width="0.697cm" svg:height="0.645cm" svg:x="7.73cm" svg:y="5.5cm">
          <draw:text-box>
            <text:p><text:span text:style-name="T8">2</text:span></text:p>
          </draw:text-box>
        </draw:frame>
        <draw:frame draw:style-name="gr20" draw:text-style-name="P12" draw:layer="layout" svg:width="0.697cm" svg:height="0.645cm" svg:x="13.977cm" svg:y="5.501cm">
          <draw:text-box>
            <text:p><text:span text:style-name="T8">2</text:span></text:p>
          </draw:text-box>
        </draw:frame>
        <draw:frame draw:style-name="gr20" draw:text-style-name="P12" draw:layer="layout" svg:width="0.697cm" svg:height="0.645cm" svg:x="14.704cm" svg:y="5.992cm">
          <draw:text-box>
            <text:p><text:span text:style-name="T8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20T10:05:56.230756323</dc:date>
    <meta:editing-duration>PT15H24S</meta:editing-duration>
    <meta:editing-cycles>35</meta:editing-cycles>
    <meta:generator>LibreOffice/6.0.7.3$Linux_X86_64 LibreOffice_project/00m0$Build-3</meta:generator>
    <meta:document-statistic meta:object-count="62"/>
  </office:meta>
</office:document-meta>
</file>